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0c85" officeooo:paragraph-rsid="00100c85"/>
    </style:style>
    <style:style style:name="P2" style:family="paragraph" style:parent-style-name="Standard" style:list-style-name="L1">
      <style:text-properties fo:font-size="14pt" fo:font-weight="bold" officeooo:rsid="002c84cc" officeooo:paragraph-rsid="002c84cc" style:font-size-asian="12.25pt" style:font-weight-asian="bold" style:font-size-complex="14pt" style:font-weight-complex="bold"/>
    </style:style>
    <style:style style:name="P3" style:family="paragraph" style:parent-style-name="Standard" style:list-style-name="L1">
      <style:text-properties fo:font-size="12pt" officeooo:rsid="00096301" officeooo:paragraph-rsid="00231824" style:font-size-asian="12pt" style:font-size-complex="12pt"/>
    </style:style>
    <style:style style:name="P4" style:family="paragraph" style:parent-style-name="Standard" style:list-style-name="L1">
      <style:text-properties fo:font-size="12pt" officeooo:rsid="000c6735" officeooo:paragraph-rsid="00231824" style:font-size-asian="12pt" style:font-size-complex="12pt"/>
    </style:style>
    <style:style style:name="P5" style:family="paragraph" style:parent-style-name="Standard" style:list-style-name="L1">
      <style:text-properties fo:font-size="12pt" officeooo:rsid="00100c85" officeooo:paragraph-rsid="00231824" style:font-size-asian="12pt" style:font-size-complex="12pt"/>
    </style:style>
    <style:style style:name="P6" style:family="paragraph" style:parent-style-name="Standard" style:list-style-name="L1">
      <style:text-properties fo:font-size="12pt" fo:font-weight="normal" officeooo:rsid="002c84cc" officeooo:paragraph-rsid="002c84cc" style:font-size-asian="10.5pt" style:font-weight-asian="normal" style:font-size-complex="12pt" style:font-weight-complex="normal"/>
    </style:style>
    <style:style style:name="P7" style:family="paragraph" style:parent-style-name="Standard" style:list-style-name="L1">
      <style:text-properties fo:font-weight="bold" officeooo:rsid="002125f6" officeooo:paragraph-rsid="002125f6" style:font-weight-asian="bold"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officeooo:rsid="00100c85"/>
    </style:style>
    <style:style style:name="T5" style:family="text">
      <style:text-properties style:font-name="Liberation Serif" officeooo:rsid="00100c85"/>
    </style:style>
    <style:style style:name="T6" style:family="text">
      <style:text-properties officeooo:rsid="001160e5"/>
    </style:style>
    <style:style style:name="T7" style:family="text">
      <style:text-properties officeooo:rsid="00129dbb"/>
    </style:style>
    <style:style style:name="T8" style:family="text">
      <style:text-properties officeooo:rsid="00148dcb"/>
    </style:style>
    <style:style style:name="T9" style:family="text">
      <style:text-properties officeooo:rsid="0015772c"/>
    </style:style>
    <style:style style:name="T10" style:family="text">
      <style:text-properties officeooo:rsid="001a60ed"/>
    </style:style>
    <style:style style:name="T1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7721766162079882758" text:style-name="L1">
        <text:list-item>
          <text:p text:style-name="P7"><text:span text:style-name="T11">Wstęp</text:span></text:p>
          <text:p text:style-name="P3">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porównanie zarówno w celu porównania wydajności, ale także stopnia złożoności samej implementacji.</text:span></text:p>
          <text:p text:style-name="P3"/>
          <text:p text:style-name="P4">Wzrost dostępnej mocy obliczeniowej oraz spadek jej ceny spowodował, że <text:span text:style-name="T10">wzrosła znacząco złożoność zjawisk, które znajdują się </text:span>. Niestety, dawno minęła już era wykładniczych wzrostów wydajności pojedynczych jednostek obliczeniowych (mowa tu <text:span text:style-name="T6">m.in. </text:span>o rdzeniach CPU). Wzrost wydajności zachodzi teraz już <text:span text:style-name="T7">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4">®</text:span><text:span text:style-name="T5">.</text:span></text:p>
          <text:p text:style-name="P5">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 który ukrywa w znacznym stopniu maszynerię związaną <text:span text:style-name="T8">z</text:span> wydajnym kolejkowaniem zadań za warstwą abstrakcji, która jednocześnie nie jest ograniczająca i pozwala na <text:span text:style-name="T10">łatwe i efektywne</text:span> wykorzystanie szerokiej gamy urządzeń obliczeniowych. <text:span text:style-name="T9">Kod typowego programu napisanego z użyciem tej technologii składa się z dwóch zasadniczych </text:span><text:soft-page-break/><text:span text:style-name="T9">części – hosta, czyli program uruchomiony na CPU, którego zadaniem jest inicjalizacja urządzeń, kolejkowanie i szeregowanie zadań oraz z kerneli OpenCL, które wykonują zasadniczą część obliczeń.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Oczywiście, nic nie stoi na przeszkodzie używaniu CPU do wykonywania obliczeń w OpenCLu, jednakże należy liczyć się z zdecydowanie niższą wydajnością w porównaniu do wykonywania na urządzeniach typu GPGPU.</text:span></text:p>
          <text:p text:style-name="P5"/>
        </text:list-item>
        <text:list-item>
          <text:p text:style-name="P2">Metoda stabilnych płynów.</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5T00:06:33.602157423</dc:date>
    <meta:editing-duration>PT5H47M20S</meta:editing-duration>
    <meta:editing-cycles>34</meta:editing-cycles>
    <meta:generator>LibreOffice/5.0.2.2$Linux_X86_64 LibreOffice_project/00m0$Build-2</meta:generator>
    <meta:document-statistic meta:table-count="0" meta:image-count="0" meta:object-count="0" meta:page-count="2" meta:paragraph-count="5" meta:word-count="580" meta:character-count="4539" meta:non-whitespace-character-count="3962"/>
  </office:meta>
</office:document-meta>
</file>